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5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4" svg:font-family="標楷體" style:font-adornments="粗體" style:font-family-generic="script" style:font-pitch="fixed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標準" style:font-family-generic="script" style:font-pitch="variable"/>
    <style:font-face style:name="Comic Sans MS3" svg:font-family="'Comic Sans MS'" style:font-adornments="義式斜體" style:font-family-generic="script" style:font-pitch="variable"/>
    <style:font-face style:name="標楷體8" svg:font-family="標楷體" style:font-family-generic="script" style:font-pitch="variable"/>
    <style:font-face style:name="標楷體1" svg:font-family="標楷體" style:font-adornments="標準" style:font-family-generic="script" style:font-pitch="variable"/>
    <style:font-face style:name="標楷體7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" svg:font-family="'Comic Sans MS'" style:font-family-generic="system" style:font-pitch="variable"/>
    <style:font-face style:name="Comic Sans MS1" svg:font-family="'Comic Sans MS'" style:font-adornments="標準" style:font-family-generic="system" style:font-pitch="variable"/>
    <style:font-face style:name="Comic Sans MS4" svg:font-family="'Comic Sans MS'" style:font-adornments="義式斜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2" svg:font-family="標楷體" style:font-family-generic="system" style:font-pitch="variable"/>
    <style:font-face style:name="標楷體3" svg:font-family="標楷體" style:font-adornments="標準" style:font-family-generic="system" style:font-pitch="variable"/>
    <style:font-face style:name="標楷體6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width="2.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textarea-vertical-align="middle"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margin-left="0cm" fo:margin-right="0cm" fo:text-align="center" fo:text-indent="0cm" style:writing-mode="lr-tb"/>
    </style:style>
    <style:style style:name="P8" style:family="paragraph">
      <loext:graphic-properties draw:fill-color="#ffffff"/>
      <style:paragraph-properties style:writing-mode="lr-tb"/>
      <style:text-properties fo:font-size="30pt"/>
    </style:style>
    <style:style style:name="P9" style:family="paragraph">
      <loext:graphic-properties draw:fill="none" draw:fill-color="#ffffff"/>
    </style:style>
    <style:style style:name="T1" style:family="text">
      <style:text-properties fo:font-size="27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天竺鼠</text:p>
          </draw:text-box>
        </draw:frame>
        <draw:frame presentation:style-name="pr2" draw:text-style-name="P3" draw:layer="layout" svg:width="25cm" svg:height="3.25cm" svg:x="1.25cm" svg:y="10.75cm" presentation:class="subtitle" presentation:user-transformed="true">
          <draw:text-box>
            <text:p text:style-name="P2"><text:span text:style-name="T1">60112 </text:span><text:span text:style-name="T1">鍾定栩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生物名稱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名稱：天竺鼠、豚鼠</text:p>
              </text:list-item>
              <text:list-item>
                <text:p text:style-name="P1">分類：動物界(Animalia)脊索動物門(Chordata)<text:line-break/> <text:s text:c="11"/>哺乳綱(Mammalia)囓齒目(Rodentia)<text:line-break/> <text:s text:c="11"/>豚鼠科(Rodentia)豚鼠屬(<text:span text:style-name="T2">Cavia</text:span>)</text:p>
              </text:list-item>
              <text:list-item>
                <text:p text:style-name="P1">學名：<text:span text:style-name="T2">Cavia porcellus</text:span></text:p>
              </text:list-item>
            </text:list>
          </draw:text-box>
        </draw:frame>
        <draw:frame draw:style-name="gr2" draw:text-style-name="P5" draw:layer="layout" svg:width="2.53cm" svg:height="0.846cm" svg:x="24.343cm" svg:y="14cm">
          <draw:text-box>
            <text:p><text:page-number>&lt;編號&gt;</text:page-number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生物特徵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體型：在齧齒類動物內偏大</text:p>
              </text:list-item>
              <text:list-item>
                <text:p text:style-name="P1">體重：700~1200 g</text:p>
              </text:list-item>
              <text:list-item>
                <text:p text:style-name="P1">體長：20~25 cm</text:p>
              </text:list-item>
            </text:list>
          </draw:text-box>
        </draw:frame>
        <draw:frame draw:style-name="gr2" draw:text-style-name="P5" draw:layer="layout" svg:width="2.53cm" svg:height="0.846cm" svg:x="24.343cm" svg:y="14cm">
          <draw:text-box>
            <text:p><text:page-number>&lt;編號&gt;</text:page-number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生活方式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介於日行性和夜行性之間，傍晚和清晨最活躍，食肉動物在這兩個時段比較不容易發現牠們。</text:p>
              </text:list-item>
            </text:list>
          </draw:text-box>
        </draw:frame>
        <draw:frame draw:style-name="gr2" draw:text-style-name="P5" draw:layer="layout" svg:width="2.53cm" svg:height="0.846cm" svg:x="24.343cm" svg:y="14cm">
          <draw:text-box>
            <text:p><text:page-number>&lt;編號&gt;</text:page-number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生活環境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生活在草原上，有時也住在植物的根部在岩石上留下的縫隙。</text:p>
              </text:list-item>
            </text:list>
          </draw:text-box>
        </draw:frame>
        <draw:frame draw:style-name="gr2" draw:text-style-name="P5" draw:layer="layout" svg:width="2.53cm" svg:height="0.846cm" svg:x="24.343cm" svg:y="14cm">
          <draw:text-box>
            <text:p><text:page-number>&lt;編號&gt;</text:page-number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選擇這項生物報告的原因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我原本想研究老鼠，但老師說範圍太大，又因為天竺鼠很可愛，所以我就研究天竺鼠。</text:p>
              </text:list-item>
            </text:list>
          </draw:text-box>
        </draw:frame>
        <draw:frame draw:style-name="gr2" draw:text-style-name="P5" draw:layer="layout" svg:width="2.53cm" svg:height="0.846cm" svg:x="24.343cm" svg:y="14cm">
          <draw:text-box>
            <text:p><text:page-number>&lt;編號&gt;</text:page-number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5.199cm" svg:height="12.191cm" svg:x="1.397cm" svg:y="1.752cm" presentation:class="subtitle" presentation:user-transformed="true">
          <draw:text-box>
            <text:p text:style-name="P7"><text:span text:style-name="T3">我的報告到此結束，謝謝大家！</text:span></text:p>
            <text:p text:style-name="P7"><text:span text:style-name="T3">Thank you for listening!</text:span></text:p>
          </draw:text-box>
        </draw:frame>
        <draw:frame draw:style-name="gr3" draw:text-style-name="P9" draw:layer="layout" svg:width="20cm" svg:height="0.976cm" svg:x="4.5cm" svg:y="12.261cm">
          <draw:text-box>
            <text:p>以上資料參考自<text:a xlink:href="http://zh.m.wikipedia.org/wiki/豚鼠" xlink:type="simple">豚鼠-維基百科，自由的百科全書</text:a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5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4" svg:font-family="標楷體" style:font-adornments="粗體" style:font-family-generic="script" style:font-pitch="fixed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標準" style:font-family-generic="script" style:font-pitch="variable"/>
    <style:font-face style:name="Comic Sans MS3" svg:font-family="'Comic Sans MS'" style:font-adornments="義式斜體" style:font-family-generic="script" style:font-pitch="variable"/>
    <style:font-face style:name="標楷體8" svg:font-family="標楷體" style:font-family-generic="script" style:font-pitch="variable"/>
    <style:font-face style:name="標楷體1" svg:font-family="標楷體" style:font-adornments="標準" style:font-family-generic="script" style:font-pitch="variable"/>
    <style:font-face style:name="標楷體7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" svg:font-family="'Comic Sans MS'" style:font-family-generic="system" style:font-pitch="variable"/>
    <style:font-face style:name="Comic Sans MS1" svg:font-family="'Comic Sans MS'" style:font-adornments="標準" style:font-family-generic="system" style:font-pitch="variable"/>
    <style:font-face style:name="Comic Sans MS4" svg:font-family="'Comic Sans MS'" style:font-adornments="義式斜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2" svg:font-family="標楷體" style:font-family-generic="system" style:font-pitch="variable"/>
    <style:font-face style:name="標楷體3" svg:font-family="標楷體" style:font-adornments="標準" style:font-family-generic="system" style:font-pitch="variable"/>
    <style:font-face style:name="標楷體6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omic Sans MS2" fo:font-family="'Comic Sans MS'" style:font-style-name="標準" style:font-family-generic="script" style:font-pitch="variable" fo:font-size="22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Comic Sans MS2" fo:font-family="'Comic Sans MS'" style:font-style-name="標準" style:font-family-generic="script" style:font-pitch="variable" fo:font-size="24pt" style:letter-kerning="true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textarea-vertical-align="middle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align="center" fo:text-indent="0cm"/>
      <style:text-properties fo:color="#dbf5f9" loext:opacity="100%" style:text-outline="false" style:text-line-through-style="none" style:text-line-through-type="none" style:font-name="Comic Sans MS2" fo:font-family="'Comic Sans MS'" style:font-style-name="標準" style:font-family-generic="script" style:font-pitch="variable" fo:font-size="21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graphic-properties draw:textarea-vertical-align="middle"/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graphic-properties draw:textarea-vertical-align="middle"/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graphic-properties draw:textarea-vertical-align="middle"/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graphic-properties draw:textarea-vertical-align="middle"/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graphic-properties draw:textarea-vertical-align="middle"/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graphic-properties draw:textarea-vertical-align="middle"/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Comic Sans MS3" fo:font-family="'Comic Sans MS'" style:font-style-name="義式斜體" style:font-family-generic="script" style:font-pitch="variable" fo:font-size="3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style:font-name-asian="標楷體4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Comic Sans MS2" fo:font-family="'Comic Sans MS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5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Comic Sans MS2" fo:font-family="'Comic Sans MS'" style:font-style-name="標準" style:font-family-generic="script" style:font-pitch="variable" fo:font-size="24pt" style:letter-kerning="true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Comic Sans MS2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Comic Sans MS2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5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Comic Sans MS2" fo:font-family="'Comic Sans MS'" style:font-style-name="標準" style:font-family-generic="script" style:font-pitch="variable" fo:font-size="24pt" style:letter-kerning="true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Comic Sans MS2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style:font-name="Comic Sans MS2" fo:font-family="'Comic Sans MS'" style:font-style-name="標準" style:font-family-generic="script" style:font-pitch="variable"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Comic Sans MS2" fo:font-family="'Comic Sans MS'" style:font-style-name="標準" style:font-family-generic="script" style:font-pitch="variable" fo:font-size="40pt" fo:font-style="normal" fo:text-shadow="none" style:text-underline-style="none" fo:font-weight="normal" style:letter-kerning="true" style:font-name-asian="標楷體5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Comic Sans MS2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5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zh" fo:country="TW" style:language-asian="zh" style:country-asian="TW" style:language-complex="zh" style:country-complex="TW"/>
    </style:style>
    <style:style style:name="MT3" style:family="text">
      <style:text-properties fo:font-size="14pt" fo:language="zh" fo:country="TW" style:font-size-asian="14pt" style:language-asian="zh" style:country-asian="TW" style:font-size-complex="14pt" style:language-complex="zh" style:country-complex="TW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text:span text:style-name="MT2"><presentation:date-time/></text:span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3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text:span text:style-name="MT2"><presentation:date-time/></text:span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3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text:span text:style-name="MT2"><presentation:date-time/></text:span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3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8T19:31:21.689000000</meta:creation-date>
    <meta:editing-duration>PT1H7M</meta:editing-duration>
    <meta:editing-cycles>7</meta:editing-cycles>
    <meta:generator>LibreOffice/7.1.6.2$Windows_X86_64 LibreOffice_project/0e133318fcee89abacd6a7d077e292f1145735c3</meta:generator>
    <dc:title>簡報範本</dc:title>
    <dc:date>2023-05-13T08:23:47.076000000</dc:date>
    <meta:document-statistic meta:object-count="77"/>
  </office:meta>
</office:document-meta>
</file>